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079ba" officeooo:paragraph-rsid="000079b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079ba" officeooo:paragraph-rsid="000079ba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27288"/>
    </style:style>
    <style:style style:name="P7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027288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468d5" officeooo:paragraph-rsid="000468d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006ed8"/>
    </style:style>
    <style:style style:name="T4" style:family="text">
      <style:text-properties style:use-window-font-color="true" loext:opacity="0%" fo:font-size="12pt" officeooo:rsid="000079ba" style:font-size-asian="12pt" style:font-size-complex="12pt"/>
    </style:style>
    <style:style style:name="T5" style:family="text">
      <style:text-properties style:use-window-font-color="true" loext:opacity="0%" officeooo:rsid="000079b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A1" office:value-type="string">
            <text:p text:style-name="P4">1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3">Backend Grundlegende Daten: <text:span text:style-name="T5">Jobs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6"><text:span text:style-name="T2">Nutzer*innen</text:span><text:span text:style-name="T1"> sollen per API requests </text:span><text:span text:style-name="T4">Jobs </text:span><text:span text:style-name="T1">anlegen, löschen und per id anfragen können</text:span>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875378683" text:style-name="WWNum1">
              <text:list-item>
                <text:p text:style-name="P7">Nutzer*innen sind in der Lage <text:span text:style-name="T5">Jobs</text:span> zu erstellen</text:p>
              </text:list-item>
              <text:list-item>
                <text:p text:style-name="P7">Nutzer*innen sind in der Lage <text:span text:style-name="T5">Jobs</text:span> zu ändern (editeren)</text:p>
              </text:list-item>
              <text:list-item>
                <text:p text:style-name="P7">Nutzer*innen sind in der Lage <text:span text:style-name="T5">Jobs</text:span> zu löschen</text:p>
              </text:list-item>
              <text:list-item>
                <text:p text:style-name="P8">Ein Job besitzt eine eindeutige ID und einen Namen (textuell)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3">8 Story Points</text:p>
          </table:table-cell>
        </table:table-row>
        <table:table-row table:style-name="Tabelle1.1">
          <table:table-cell table:style-name="Tabelle1.A2" office:value-type="string">
            <text:p text:style-name="P2">Entwickler:</text:p>
            <text:p text:style-name="P2"/>
          </table:table-cell>
          <table:table-cell table:style-name="Tabelle1.A2" office:value-type="string">
            <text:p text:style-name="P3">Maximilian Stillger, <text:span text:style-name="T3">Dennis Weinberger</text:span>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3">1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13">
            <text:p text:style-name="P3">13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3">0.62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5">Jobs sollen später die Informationen über ausgeschriebene Stellen darstellen und einheitlich im Datenmodell genutzt wer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6</meta:editing-cycles>
    <meta:creation-date>2021-03-21T10:07:00</meta:creation-date>
    <dc:date>2021-03-29T15:51:10.984000000</dc:date>
    <meta:editing-duration>PT13M38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99" meta:character-count="676" meta:non-whitespace-character-count="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